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Courier New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style:font-name="Courier New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break-before="pag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 style:list-style-name="L1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text-properties style:font-name="Courier New" fo:font-size="10pt" fo:font-weight="normal" fo:background-color="#ffff00" style:font-size-asian="10pt" style:font-weight-asian="normal" style:font-size-complex="10pt" style:font-weight-complex="normal"/>
    </style:style>
    <style:style style:name="P7" style:family="paragraph" style:parent-style-name="Standard" style:list-style-name="L2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 style:list-style-name="L3">
      <style:text-properties style:font-name="Courier New" fo:font-size="10pt" style:font-size-asian="10pt" style:font-size-complex="10pt"/>
    </style:style>
    <style:style style:name="P9" style:family="paragraph" style:parent-style-name="Standard" style:list-style-name="L4">
      <style:text-properties style:font-name="Courier New" fo:font-size="10pt" style:font-size-asian="10pt" style:font-size-complex="10pt"/>
    </style:style>
    <style:style style:name="P10" style:family="paragraph" style:parent-style-name="Standard" style:list-style-name="L4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11" style:family="paragraph" style:parent-style-name="Standard" style:list-style-name="L5">
      <style:text-properties style:font-name="Courier New" fo:font-size="10pt" style:font-size-asian="10pt" style:font-size-complex="10pt"/>
    </style:style>
    <style:style style:name="P12" style:family="paragraph" style:parent-style-name="Standard" style:list-style-name="L5">
      <style:paragraph-properties fo:background-color="transparent">
        <style:background-image/>
      </style:paragraph-properties>
      <style:text-properties style:font-name="Courier New" fo:font-size="10pt" style:font-size-asian="10pt" style:font-size-complex="10pt"/>
    </style:style>
    <style:style style:name="P13" style:family="paragraph" style:parent-style-name="Standard" style:list-style-name="L6">
      <style:text-properties style:font-name="Courier New" fo:font-size="10pt" style:font-size-asian="10pt" style:font-size-complex="10pt"/>
    </style:style>
    <style:style style:name="P14" style:family="paragraph" style:parent-style-name="Standard" style:list-style-name="L5"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15" style:family="paragraph" style:parent-style-name="Standard" style:list-style-name="L7">
      <style:text-properties style:font-name="Courier New" fo:font-size="10pt" style:font-size-asian="10pt" style:font-size-complex="10pt"/>
    </style:style>
    <style:style style:name="P16" style:family="paragraph" style:parent-style-name="Standard">
      <style:text-properties style:font-name="Courier New" fo:font-size="10pt" style:font-size-asian="10pt" style:font-size-complex="10pt"/>
    </style:style>
    <style:style style:name="T1" style:family="text">
      <style:text-properties fo:background-color="#23ff23"/>
    </style:style>
    <style:style style:name="T2" style:family="text">
      <style:text-properties fo:background-color="#00ff00"/>
    </style:style>
    <style:style style:name="T3" style:family="text">
      <style:text-properties fo:background-color="#ff0000"/>
    </style:style>
    <style:style style:name="T4" style:family="text">
      <style:text-properties fo:background-color="transparent"/>
    </style:style>
    <style:style style:name="T5" style:family="text">
      <style:text-properties style:use-window-font-color="true"/>
    </style:style>
    <style:style style:name="T6" style:family="text">
      <style:text-properties fo:background-color="#ffff00"/>
    </style:style>
    <style:style style:name="T7" style:family="text">
      <style:text-properties fo:font-weight="normal" fo:background-color="#ff0000" style:font-weight-asian="normal" style:font-weight-complex="normal"/>
    </style:style>
    <style:style style:name="T8" style:family="text">
      <style:text-properties fo:font-weight="normal" fo:background-color="transparent" style:font-weight-asian="normal" style:font-weight-complex="normal"/>
    </style:style>
    <style:style style:name="T9" style:family="text">
      <style:text-properties fo:font-weight="normal" fo:background-color="#23ff23" style:font-weight-asian="normal" style:font-weight-complex="normal"/>
    </style:style>
    <style:style style:name="T10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2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suffix="." style:num-format="1">
        <style:list-level-properties text:space-before="1.27cm" text:min-label-width="0.635cm"/>
      </text:list-level-style-number>
      <text:list-level-style-number text:level="3" text:style-name="Numbering_20_Symbols" style:num-suffix="." style:num-format="1">
        <style:list-level-properties text:space-before="1.905cm" text:min-label-width="0.635cm"/>
      </text:list-level-style-number>
      <text:list-level-style-number text:level="4" text:style-name="Numbering_20_Symbols" style:num-suffix="." style:num-format="1">
        <style:list-level-properties text:space-before="2.54cm" text:min-label-width="0.635cm"/>
      </text:list-level-style-number>
      <text:list-level-style-number text:level="5" text:style-name="Numbering_20_Symbols" style:num-suffix="." style:num-format="1">
        <style:list-level-properties text:space-before="3.175cm" text:min-label-width="0.635cm"/>
      </text:list-level-style-number>
      <text:list-level-style-number text:level="6" text:style-name="Numbering_20_Symbols" style:num-suffix="." style:num-format="1">
        <style:list-level-properties text:space-before="3.81cm" text:min-label-width="0.635cm"/>
      </text:list-level-style-number>
      <text:list-level-style-number text:level="7" text:style-name="Numbering_20_Symbols" style:num-suffix="." style:num-format="1">
        <style:list-level-properties text:space-before="4.445cm" text:min-label-width="0.635cm"/>
      </text:list-level-style-number>
      <text:list-level-style-number text:level="8" text:style-name="Numbering_20_Symbols" style:num-suffix="." style:num-format="1">
        <style:list-level-properties text:space-before="5.08cm" text:min-label-width="0.635cm"/>
      </text:list-level-style-number>
      <text:list-level-style-number text:level="9" text:style-name="Numbering_20_Symbols" style:num-suffix="." style:num-format="1">
        <style:list-level-properties text:space-before="5.715cm" text:min-label-width="0.635cm"/>
      </text:list-level-style-number>
      <text:list-level-style-number text:level="10" text:style-name="Numbering_20_Symbols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635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5">
      <text:list-level-style-number text:level="1" text:style-name="Numbering_20_Symbols" style:num-prefix=" " style:num-suffix="." style:num-format="A">
        <style:list-level-properties text:space-before="0.635cm" text:min-label-width="0.635cm"/>
      </text:list-level-style-number>
      <text:list-level-style-number text:level="2" text:style-name="Numbering_20_Symbols" style:num-prefix=" " style:num-suffix="." style:num-format="I">
        <style:list-level-properties text:space-before="1.27cm" text:min-label-width="0.635cm"/>
      </text:list-level-style-number>
      <text:list-level-style-number text:level="3" text:style-name="Numbering_20_Symbols" style:num-prefix=" " style:num-suffix="." style:num-format="a">
        <style:list-level-properties text:space-before="1.905cm" text:min-label-width="0.635cm"/>
      </text:list-level-style-number>
      <text:list-level-style-number text:level="4" text:style-name="Numbering_20_Symbols" style:num-prefix=" " style:num-suffix="." style:num-format="i">
        <style:list-level-properties text:space-before="2.54cm" text:min-label-width="0.635cm"/>
      </text:list-level-style-number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6">
      <text:list-level-style-number text:level="1" text:style-name="Numbering_20_Symbols" style:num-prefix=" " style:num-suffix="." style:num-format="1">
        <style:list-level-properties text:space-before="0.635cm" text:min-label-width="0.635cm"/>
      </text:list-level-style-number>
      <text:list-level-style-number text:level="2" text:style-name="Numbering_20_Symbols" style:num-prefix=" " style:num-suffix=")" style:num-format="a">
        <style:list-level-properties text:space-before="1.27cm" text:min-label-width="0.635cm"/>
      </text:list-level-style-number>
      <text:list-level-style-bullet text:level="3" text:style-name="Bullet_20_Symbols" style:num-prefix=" " style:num-suffix=" " text:bullet-char="•">
        <style:list-level-properties text:space-before="1.905cm" text:min-label-width="0.635cm"/>
        <style:text-properties style:font-name="StarSymbol"/>
      </text:list-level-style-bullet>
      <text:list-level-style-bullet text:level="4" text:style-name="Bullet_20_Symbols" style:num-prefix=" " style:num-suffix=" " text:bullet-char="•">
        <style:list-level-properties text:space-before="2.54cm" text:min-label-width="0.635cm"/>
        <style:text-properties style:font-name="StarSymbol"/>
      </text:list-level-style-bullet>
      <text:list-level-style-bullet text:level="5" text:style-name="Bullet_20_Symbols" style:num-prefix=" " style:num-suffix=" " text:bullet-char="•">
        <style:list-level-properties text:space-before="3.175cm" text:min-label-width="0.635cm"/>
        <style:text-properties style:font-name="StarSymbol"/>
      </text:list-level-style-bullet>
      <text:list-level-style-bullet text:level="6" text:style-name="Bullet_20_Symbols" style:num-prefix=" " style:num-suffix=" " text:bullet-char="•">
        <style:list-level-properties text:space-before="3.81cm" text:min-label-width="0.635cm"/>
        <style:text-properties style:font-name="StarSymbol"/>
      </text:list-level-style-bullet>
      <text:list-level-style-bullet text:level="7" text:style-name="Bullet_20_Symbols" style:num-prefix=" " style:num-suffix=" " text:bullet-char="•">
        <style:list-level-properties text:space-before="4.445cm" text:min-label-width="0.635cm"/>
        <style:text-properties style:font-name="StarSymbol"/>
      </text:list-level-style-bullet>
      <text:list-level-style-bullet text:level="8" text:style-name="Bullet_20_Symbols" style:num-prefix=" " style:num-suffix=" " text:bullet-char="•">
        <style:list-level-properties text:space-before="5.08cm" text:min-label-width="0.635cm"/>
        <style:text-properties style:font-name="StarSymbol"/>
      </text:list-level-style-bullet>
      <text:list-level-style-bullet text:level="9" text:style-name="Bullet_20_Symbols" style:num-prefix=" " style:num-suffix=" " text:bullet-char="•">
        <style:list-level-properties text:space-before="5.715cm" text:min-label-width="0.635cm"/>
        <style:text-properties style:font-name="StarSymbol"/>
      </text:list-level-style-bullet>
      <text:list-level-style-bullet text:level="10" text:style-name="Bullet_20_Symbols" style:num-prefix=" " style:num-suffix=" " text:bullet-char="•">
        <style:list-level-properties text:space-before="6.35cm" text:min-label-width="0.635cm"/>
        <style:text-properties style:font-name="StarSymbol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1.27cm" text:min-label-width="0.635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1.905cm" text:min-label-width="0.635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2.54cm" text:min-label-width="0.635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3.175cm" text:min-label-width="0.635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3.81cm" text:min-label-width="0.635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4.445cm" text:min-label-width="0.635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5.08cm" text:min-label-width="0.635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5.715cm" text:min-label-width="0.635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6.35cm" text:min-label-width="0.635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6.985cm" text:min-label-width="0.635cm"/>
        <style:text-properties style:font-name="StarSymbol"/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ronBASE-Änderungsplan für Popper</text:p>
      <text:p text:style-name="P2"/>
      <text:p text:style-name="P3">Weiterer Aufgabenplan</text:p>
      <text:p text:style-name="P2"/>
      <text:list text:style-name="L1">
        <text:list-item>
          <text:p text:style-name="P4">Weitere Fehlerhafte Bezüge entfernen</text:p>
        </text:list-item>
        <text:list-item>
          <text:p text:style-name="P4">Konfiguration vereinfachen</text:p>
        </text:list-item>
        <text:list-item>
          <text:p text:style-name="P4">Tabellennamen / Feldnamen Abänderung</text:p>
        </text:list-item>
        <text:list-item>
          <text:p text:style-name="P4">Nochmal durchgucken, ob folgende Bezüge nun korrekt:</text:p>
          <text:list>
            <text:list-item>
              <text:p text:style-name="P4">acc</text:p>
            </text:list-item>
            <text:list-item>
              <text:p text:style-name="P4">folder</text:p>
            </text:list-item>
          </text:list>
        </text:list-item>
      </text:list>
      <text:p text:style-name="P5"/>
      <text:p text:style-name="P2">Es soll folgendes Bearbeitet werden:</text:p>
      <text:p text:style-name="P2"/>
      <text:list text:style-name="L1">
        <text:list-item text:start-value="1">
          <text:p text:style-name="P4">Die Popper-Eigenen Tabellen „users“ und „accounts“ werden ersetzt von „ironbase_popper_konten“!</text:p>
        </text:list-item>
        <text:list-item>
          <text:p text:style-name="P4">Möglichkeit, mehrere Konten zu verwalten, entfernen</text:p>
        </text:list-item>
        <text:list-item>
          <text:p text:style-name="P4">Addressbuch entfernen, neue Adressfunktion integrieren</text:p>
        </text:list-item>
        <text:list-item>
          <text:p text:style-name="P4">Kalenderfunktion entfernen</text:p>
        </text:list-item>
        <text:list-item>
          <text:p text:style-name="P4">Hilfesystem entfernen</text:p>
        </text:list-item>
      </text:list>
      <text:p text:style-name="P5"/>
      <text:p text:style-name="P6">ToDo: Bei allen ironbase_popper_messages-Abfragen „user“ miteinbeziehen!</text:p>
      <text:p text:style-name="P5"/>
      <text:p text:style-name="P2">Behebung der Fehler in Popper Webmail</text:p>
      <text:p text:style-name="P5"/>
      <text:list text:style-name="L2">
        <text:list-item>
          <text:p text:style-name="P7"><text:span text:style-name="T1">(Fix-Vorschlag 1)</text:span> Entfernen Sie das ERSTE Vorkommen von db_query in class.db_tool.inc.php</text:p>
        </text:list-item>
        <text:list-item>
          <text:p text:style-name="P7"><text:span text:style-name="T1">(Fix-Vorschlag 2)</text:span> Entfernen Sie das Erste Vorkommen von print_array in class.db_tool.inc.php</text:p>
        </text:list-item>
        <text:list-item>
          <text:p text:style-name="P7"><text:span text:style-name="T1">(Fix-Vorschlag 3)</text:span> Das Fehlerhafte Speichern einer neuen E-Mail, die gesendet oder gespeichert wird</text:p>
        </text:list-item>
        <text:list-item>
          <text:p text:style-name="P7"><text:span text:style-name="T1">(Fix-Vorschlag 4)</text:span> Das Fehlerhafte Parsing von Links in E-Mails</text:p>
        </text:list-item>
        <text:list-item>
          <text:p text:style-name="P7"><text:span text:style-name="T1">(Fix-Vorschlag 5)</text:span> Das Fehlerhafte Einlesen von E-Mail-Datumsangaben, wenn Sie 2 oder mehr Leerzeichen enthalten</text:p>
        </text:list-item>
        <text:list-item>
          <text:p text:style-name="P7"><text:span text:style-name="T2">(Fix-Vorschlag 6)</text:span> Popper got a new home...</text:p>
        </text:list-item>
        <text:list-item>
          <text:p text:style-name="P7"><text:span text:style-name="T3">(Fix-Vorschlag 7)</text:span> Popper.inc.php variabel machen</text:p>
        </text:list-item>
        <text:list-item>
          <text:p text:style-name="P7"><text:span text:style-name="T3">(Fix-Vorschlag 8)</text:span> Popper Webmail funktioniert nur bei register_globals=on</text:p>
        </text:list-item>
        <text:list-item>
          <text:p text:style-name="P7"><text:span text:style-name="T2">(Fix-Vorschlag 9)</text:span> E-Mails von eBay: Keine Anhänge zu betrachten</text:p>
        </text:list-item>
        <text:list-item>
          <text:p text:style-name="P7"><text:span text:style-name="T2">(Fix-Vorschlag 10)</text:span> HTML-eMails mit related-part und <text:a xlink:type="simple" xlink:href="cid:x">cid:x</text:a> ohne Anführungszeichen -&gt; PHP-Fehler</text:p>
        </text:list-item>
      </text:list>
      <text:list text:style-name="L3">
        <text:list-header>
          <text:p text:style-name="P8"/>
        </text:list-header>
      </text:list>
      <text:p text:style-name="P2">Folgende Dateien löschen:</text:p>
      <text:p text:style-name="P2"/>
      <text:list text:style-name="L4">
        <text:list-item>
          <text:p text:style-name="P9">help.form.inc.php</text:p>
        </text:list-item>
        <text:list-item>
          <text:p text:style-name="P9">newaccount.form.inc.php</text:p>
        </text:list-item>
        <text:list-item>
          <text:p text:style-name="P9">accounts.form.inc.php</text:p>
        </text:list-item>
        <text:list-item>
          <text:p text:style-name="P9">accounts.toolbar.inc.php</text:p>
        </text:list-item>
        <text:list-item>
          <text:p text:style-name="P10">graphics/account.gif</text:p>
        </text:list-item>
        <text:list-item>
          <text:p text:style-name="P10">cal.form.inc.php</text:p>
        </text:list-item>
        <text:list-item>
          <text:p text:style-name="P10">cal.toolbar.inc.php</text:p>
        </text:list-item>
        <text:list-item>
          <text:p text:style-name="P10">changepwd.form.inc.php</text:p>
        </text:list-item>
        <text:list-item>
          <text:p text:style-name="P10">addressbook.toolbar.inc.php</text:p>
        </text:list-item>
        <text:list-item>
          <text:p text:style-name="P10">addressbook.inc.php</text:p>
        </text:list-item>
        <text:list-item>
          <text:p text:style-name="P10">addressbook.form.inc.php</text:p>
        </text:list-item>
        <text:list-item>
          <text:p text:style-name="P10">lostpwd.form.inc.php</text:p>
        </text:list-item>
        <text:list-item>
          <text:p text:style-name="P10">newaddress.form.inc.php</text:p>
        </text:list-item>
        <text:list-item>
          <text:p text:style-name="P10">class.cal.inc.php</text:p>
        </text:list-item>
        <text:list-item>
          <text:p text:style-name="P10">graphics/address.gif</text:p>
        </text:list-item>
        <text:list-item>
          <text:p text:style-name="P10">graphics/add_addr.gif</text:p>
        </text:list-item>
        <text:list-item>
          <text:p text:style-name="P10">graphics/cal.gif</text:p>
        </text:list-item>
        <text:list-item>
          <text:p text:style-name="P10">graphics/help.gif</text:p>
        </text:list-item>
        <text:list-item>
          <text:p text:style-name="P10">graphics/help_*.jpg</text:p>
        </text:list-item>
        <text:list-item>
          <text:p text:style-name="P10">*.mysql</text:p>
        </text:list-item>
        <text:list-item>
          <text:p text:style-name="P10">test.php</text:p>
        </text:list-item>
        <text:list-item>
          <text:p text:style-name="P10">update14.php</text:p>
        </text:list-item>
        <text:list-item>
          <text:p text:style-name="P10">*.diff</text:p>
        </text:list-item>
      </text:list>
      <text:p text:style-name="P2"/>
      <text:p text:style-name="P2">Folgende Dateien werden bearbeitet:</text:p>
      <text:p text:style-name="P2"/>
      <text:list text:style-name="L5">
        <text:list-item>
          <text:p text:style-name="P11">Global</text:p>
          <text:list>
            <text:list-item>
              <text:p text:style-name="P11">Das Feld „user_id“ soll in Querys und Rowangaben in „konto“ umbenannt werden.</text:p>
            </text:list-item>
            <text:list-item>
              <text:p text:style-name="P11">Folgende Zeichenketten in allen *.php-Dateien ersetzen:</text:p>
              <text:list>
                <text:list-item>
                  <text:p text:style-name="P11">„FROM mails“ -&gt; „FROM ironbase_popper_messages“</text:p>
                </text:list-item>
                <text:list-item>
                  <text:p text:style-name="P11">„JOIN mails“ -&gt; „JOIN ironbase_popper_messages“</text:p>
                </text:list-item>
                <text:list-item>
                  <text:p text:style-name="P11">„UPDATE mails“ -&gt; „UPDATE ironbase_popper_messages“</text:p>
                </text:list-item>
                <text:list-item>
                  <text:p text:style-name="P11">„INTO mails“ -&gt; „INTO ironbase_popper_messages“</text:p>
                </text:list-item>
              </text:list>
            </text:list-item>
          </text:list>
        </text:list-item>
        <text:list-item>
          <text:p text:style-name="P11">Popper.php</text:p>
          <text:list>
            <text:list-item>
              <text:p text:style-name="P11"><text:span text:style-name="T2">(Fix-Vorschlag 6)</text:span> Links abändern zu: <text:a xlink:type="simple" xlink:href="http://popper.ractive.ch/popper/">http://popper.ractive.ch/popper/</text:a></text:p>
            </text:list-item>
          </text:list>
        </text:list-item>
        <text:list-item>
          <text:p text:style-name="P11">Bottom.inc.php</text:p>
          <text:list>
            <text:list-item>
              <text:p text:style-name="P11"><text:span text:style-name="T2">(Fix-Vorschlag 6)</text:span> Link abändern zu: <text:a xlink:type="simple" xlink:href="http://popper.ractive.ch/popper/">http://popper.ractive.ch/popper/</text:a></text:p>
            </text:list-item>
          </text:list>
        </text:list-item>
        <text:list-item>
          <text:p text:style-name="P11">titlebar.inc.php</text:p>
          <text:list>
            <text:list-item>
              <text:p text:style-name="P11">Folgende Codestellen entfernen:</text:p>
              <text:list>
                <text:list-item>
                  <text:p text:style-name="P11">&lt;a href="&lt;?php echo("$GLOBALS[PHP_SELF]?action=help");?&gt;" target="_blank"&gt;&lt;img src="graphics/help.gif" alt="&lt;?php echo($strings["l_Help"]);?&gt;" title="&lt;?php echo($strings["l_Help"]);?&gt;" align="right" border="0"&gt;&lt;/a&gt;<text:tab/></text:p>
                </text:list-item>
              </text:list>
            </text:list-item>
          </text:list>
        </text:list-item>
        <text:list-item>
          <text:p text:style-name="P11">class.mimepart.inc.php</text:p>
          <text:list>
            <text:list-item>
              <text:p text:style-name="P11"><text:span text:style-name="T2">(Fix-Vorschlag 9)</text:span><text:span text:style-name="T4"> </text:span>Funktion un_quote()</text:p>
              <text:list>
                <text:list-item>
                  <text:p text:style-name="P11">„<text:span text:style-name="T5">$matches[1];“ ersetzen mit:<text:line-break/><text:line-break/>if (isset($matches[1]))<text:line-break/> <text:s/>return $matches[1];<text:line-break/>else<text:line-break/> <text:s/>return $string;<text:line-break/></text:span></text:p>
                </text:list-item>
              </text:list>
            </text:list-item>
          </text:list>
        </text:list-item>
        <text:list-item>
          <text:p text:style-name="P11">popper.inc.php</text:p>
          <text:list>
            <text:list-item>
              <text:p text:style-name="P11">Inhalt festlegen:<text:line-break/><text:line-break/>&lt;?php<text:line-break/><text:line-break/>define('IBLEGAL', '1');</text:p>
              <text:p text:style-name="P11"/>
              <text:p text:style-name="P11">include('../../../secured/config.inc.php');</text:p>
              <text:p text:style-name="P11"/>
              <text:p text:style-name="P11">$host = $mysql_zugangsdaten["server"];</text:p>
              <text:p text:style-name="P11">$user = $mysql_zugangsdaten["username"];</text:p>
              <text:p text:style-name="P11">$pass = $mysql_zugangsdaten["passwort"];</text:p>
              <text:p text:style-name="P11">$dbname = $mysql_zugangsdaten["datenbank"];</text:p>
              <text:p text:style-name="P11"/>
              <text:p text:style-name="P11">?&gt;<text:line-break/></text:p>
            </text:list-item>
          </text:list>
        </text:list-item>
        <text:list-item>
          <text:p text:style-name="P11">main.form.inc.php</text:p>
          <text:list>
            <text:list-item>
              <text:p text:style-name="P11">Die Codestelle<text:line-break/></text:p>
              <text:p text:style-name="P11">if ($this-&gt;folder == "cal") {</text:p>
              <text:p text:style-name="P11">include("cal.form.inc.php");</text:p>
              <text:p text:style-name="P11">}</text:p>
              <text:p text:style-name="P11">else {</text:p>
              <text:p text:style-name="P11">include("mail.form.inc.php");</text:p>
              <text:p text:style-name="P11">}<text:line-break/><text:line-break/>mit folgender Codestelle ersetzen:<text:line-break/><text:line-break/>include("mail.form.inc.php");<text:line-break/></text:p>
            </text:list-item>
            <text:list-item>
              <text:p text:style-name="P11">Folgende Codestellen entfernen:</text:p>
              <text:list>
                <text:list-item>
                  <text:p text:style-name="P11">&lt;p class="windowtitle"&gt;</text:p>
                  <text:p text:style-name="P11">&lt;?php echo("&lt;a href=\"$GLOBALS[PHP_SELF]?action=newaddress\"&gt;$strings[l_AddContact]&lt;/a&gt;");?&gt;</text:p>
                  <text:p text:style-name="P11">&lt;/p&gt;</text:p>
                </text:list-item>
                <text:list-item>
                  <text:p text:style-name="P11">&lt;?php $this-&gt;show_addresses() ?&gt;</text:p>
                </text:list-item>
              </text:list>
            </text:list-item>
          </text:list>
        </text:list-item>
        <text:list-item>
          <text:p text:style-name="P11">main.toolbar.inc.php</text:p>
          <text:list>
            <text:list-item>
              <text:p text:style-name="P11">Folgenden Code entfernen:</text:p>
              <text:list>
                <text:list-item>
                  <text:p text:style-name="P11">echo("&lt;a href=\"$GLOBALS[PHP_SELF]?action=addressbook\"");<text:line-break/>if ($frame_view) {<text:line-break/><text:tab/>echo(" target=\"maillist\"");<text:line-break/>}<text:line-break/>echo("&gt;&lt;img src=\"graphics/address.gif\" alt=\"$strings[l_AddressBook]\" title=\"$strings[l_AddressBook]\" border=\"0\"&gt;&lt;/a&gt;\n");<text:line-break/>echo("&lt;img src=\"graphics/spacing.gif\" alt=\"|\"&gt;");<text:line-break/>echo("&lt;a href=\"$GLOBALS[PHP_SELF]?action=accounts\"");<text:line-break/>if ($frame_view) {<text:line-break/><text:tab/>echo(" target=\"maillist\"");<text:line-break/>}<text:line-break/>echo("&lt;img src=\"graphics/spacing.gif\" alt=\"|\"&gt;");<text:line-break/></text:p>
                </text:list-item>
              </text:list>
            </text:list-item>
          </text:list>
        </text:list-item>
        <text:list-item>
          <text:p text:style-name="P11">class.db_tool.inc.php</text:p>
          <text:list>
            <text:list-item>
              <text:p text:style-name="P11">Erstes Vorkommen von folgenden Funktionen löschen:</text:p>
              <text:list>
                <text:list-item>
                  <text:p text:style-name="P12"><text:span text:style-name="T1">(Fix-Vorschlag 1</text:span><text:span text:style-name="T2">)</text:span><text:span text:style-name="T4"> db_query</text:span></text:p>
                </text:list-item>
                <text:list-item>
                  <text:p text:style-name="P11"><text:span text:style-name="T1">(Fix-Vorschlag 2)</text:span><text:span text:style-name="T4"> </text:span>print_array</text:p>
                </text:list-item>
              </text:list>
            </text:list-item>
            <text:list-item>
              <text:p text:style-name="P11"><text:s/>Funktion „link_db“ ändern:</text:p>
              <text:list>
                <text:list-item>
                  <text:p text:style-name="P11"><text:span text:style-name="T3">(Fix-Vorschlag 7)</text:span> Die Zeilen 2-7 werden ersetzt durch:<text:line-break/><text:line-break/>$path = $this-&gt;db_data_inc;<text:line-break/></text:p>
                </text:list-item>
                <text:list-item>
                  <text:p text:style-name="P11">Am Funktionsende wird folgendes hinzugefügt:<text:line-break/><text:line-break/>global $ironbase_username, $ironbase_userid;</text:p>
                  <text:p text:style-name="P11">$res = mysql_query("SELECT id FROM ironbase_users WHERE username = '$ironbase_username'");</text:p>
                  <text:p text:style-name="P11">$row = mysql_fetch_array($res);</text:p>
                  <text:p text:style-name="P11">$ironbase_userid = $row['id'];<text:line-break/></text:p>
                </text:list-item>
              </text:list>
            </text:list-item>
          </text:list>
        </text:list-item>
        <text:list-item>
          <text:p text:style-name="P11">index.php</text:p>
          <text:list>
            <text:list-item>
              <text:p text:style-name="P11"><text:s/>Nach Funktion „dbg()“ wird folgendes hinzugefügt:<text:line-break/><text:line-break/>session_name('ironbase');</text:p>
              <text:p text:style-name="P11">session_start();</text:p>
              <text:p text:style-name="P11">$ironbase_username = $_SESSION['username'];</text:p>
              <text:p text:style-name="P11">$ironbase_userid = '';</text:p>
              <text:p text:style-name="P11">session_write_close();<text:line-break/><text:line-break/>register_shutdown_function('sd');</text:p>
              <text:p text:style-name="P11">function sd()</text:p>
              <text:p text:style-name="P11">{</text:p>
              <text:p text:style-name="P11"><text:s text:c="2"/>session_write_close();</text:p>
              <text:p text:style-name="P11">}</text:p>
              <text:p text:style-name="P11">session_name('popper');<text:line-break/></text:p>
            </text:list-item>
            <text:list-item>
              <text:p text:style-name="P11"><text:s/>Am Ende der Datei werden die zwei letzten Zeilen ersetzt durch:<text:line-break/><text:line-break/>$_SESSION["old_uri"] = $old_uri;</text:p>
              <text:p text:style-name="P11">$_SESSION["uri"] = $uri;<text:line-break/></text:p>
            </text:list-item>
            <text:list-item>
              <text:p text:style-name="P11">Den Abschnitt<text:line-break/>if (!isset($confirm_code) &amp;&amp; !isset($newuser) &amp;&amp; (isset($login) || ($poppercookie["user"] &amp;&amp; !is_logged_in()))) {<text:line-break/>komplett erneuern:<text:line-break/><text:line-break/>if (isset($user_id) &amp;&amp; !is_logged_in()) {</text:p>
              <text:p text:style-name="P11">$logged_in = 1;</text:p>
              <text:p text:style-name="P11">$popper-&gt;set_user($user_id);</text:p>
              <text:p text:style-name="P11"/>
              <text:p text:style-name="P11">$_SESSION['popper'] = $popper;<text:line-break/>$_SESSION['userid'] = $user_id;</text:p>
              <text:p text:style-name="P11">$_SESSION['logged_in'] = $logged_in;</text:p>
              <text:p text:style-name="P11"/>
              <text:p text:style-name="P11">Header("Location: $PHP_SELF");</text:p>
              <text:p text:style-name="P11">}<text:line-break/><text:line-break/><text:span text:style-name="T6">WARNUNG! Keine Zugangsberechtigungsprüfung vorhanden</text:span><text:line-break/></text:p>
            </text:list-item>
            <text:list-item>
              <text:p text:style-name="P11">Folgenden Code:<text:line-break/><text:line-break/>else if ($action == "logoff") {</text:p>
              <text:list>
                <text:list-header>
                  <text:p text:style-name="P11">session_destroy();</text:p>
                  <text:p text:style-name="P11">$popper-&gt;messagebox($strings["l_LogoffMsg"], $strings["l_Logoff"], "$popper-&gt;name ".$strings["l_LoggedOff"], $strings["l_GoodBye"]);</text:p>
                </text:list-header>
              </text:list>
              <text:p text:style-name="P11"><text:tab/>return;</text:p>
              <text:p text:style-name="P11">}<text:line-break/><text:line-break/>Ersetzen durch:<text:line-break/><text:line-break/>else if ($action == "logoff") {</text:p>
              <text:list>
                <text:list-header>
                  <text:p text:style-name="P11">session_destroy();</text:p>
                  <text:p text:style-name="P11">echo '&lt;script&gt; document.location.href="../../../?seite=user_popper"; &lt;/script&gt;';</text:p>
                  <text:p text:style-name="P11">return;</text:p>
                </text:list-header>
              </text:list>
              <text:p text:style-name="P11">}<text:line-break/></text:p>
            </text:list-item>
            <text:list-item>
              <text:p text:style-name="P11"><text:span text:style-name="T7">(Fix-Vorschlag 8)</text:span><text:span text:style-name="T8"> </text:span>Nach session_start() folgendes hinzufügen:<text:line-break/><text:line-break/>if (isset($_SESSION['userid'])) $user_id = $_SESSION['userid'];<text:line-break/><text:line-break/>if (!ini_get('register_globals'))</text:p>
            </text:list-item>
          </text:list>
        </text:list-item>
      </text:list>
      <text:list text:style-name="L6">
        <text:list-item>
          <text:list>
            <text:list-header>
              <text:p text:style-name="P13">{</text:p>
              <text:p text:style-name="P13"><text:s text:c="2"/>$types_to_register = array('GET','POST','COOKIE','SESSION','SERVER');</text:p>
              <text:p text:style-name="P13"><text:s text:c="2"/>foreach ($types_to_register as $type)</text:p>
              <text:p text:style-name="P13"><text:s text:c="2"/>{</text:p>
              <text:p text:style-name="P13"><text:s text:c="4"/>if (@count(${'HTTP_' . $type . '_VARS'}) &gt; 0)</text:p>
              <text:p text:style-name="P13"><text:s text:c="6"/>extract(${'HTTP_' . $type . '_VARS'}, EXTR_OVERWRITE);</text:p>
              <text:p text:style-name="P13"><text:s text:c="2"/>}</text:p>
            </text:list-header>
          </text:list>
        </text:list-item>
      </text:list>
      <text:list text:style-name="L5" text:continue-numbering="true">
        <text:list-item>
          <text:list text:continue-numbering="true">
            <text:list-header>
              <text:p text:style-name="P11">}<text:line-break/></text:p>
            </text:list-header>
            <text:list-item>
              <text:p text:style-name="P11">Folgende Codes entfernen:</text:p>
              <text:list>
                <text:list-item>
                  <text:p text:style-name="P11">include("class.cal.inc.php");</text:p>
                </text:list-item>
                <text:list-item>
                  <text:p text:style-name="P11">$confirm_code <text:s text:c="4"/>= $_REQUEST['confirm_code'];</text:p>
                </text:list-item>
                <text:list-item>
                  <text:p text:style-name="P11">$new_user <text:s/>= $_REQUEST['new_user'];</text:p>
                </text:list-item>
                <text:list-item>
                  <text:p text:style-name="P11">$cal <text:s text:c="6"/>=&amp; $_SESSION['cal'];</text:p>
                </text:list-item>
                <text:list-item>
                  <text:p text:style-name="P11">else if (isset($action) &amp;&amp; $action == "help") {</text:p>
                  <text:p text:style-name="P11"><text:tab/>$popper-&gt;show_form("help");</text:p>
                  <text:p text:style-name="P11"><text:tab/>exit;</text:p>
                  <text:p text:style-name="P11">}</text:p>
                </text:list-item>
                <text:list-item>
                  <text:p text:style-name="P11">if (!isset($cal) || !is_object($cal)) {</text:p>
                  <text:p text:style-name="P11">$cal = new cal;</text:p>
                  <text:p text:style-name="P11">}</text:p>
                </text:list-item>
                <text:list-item>
                  <text:p text:style-name="P11">if (!$popper-&gt;has_account()) {<text:line-break/>$popper-&gt;show_in_window("newaccount", $strings["l_Account"], $strings["l_AccInfo"]);<text:line-break/>return;<text:line-break/>}</text:p>
                </text:list-item>
                <text:list-item>
                  <text:p text:style-name="P11">else if (isset($deluser) || isset($ack)) {<text:line-break/>$popper-&gt;delete_user();<text:line-break/>}</text:p>
                </text:list-item>
                <text:list-item>
                  <text:p text:style-name="P11">else if ($action == "accounts") {<text:line-break/>$popper-&gt;show_form("accounts");<text:line-break/>}</text:p>
                </text:list-item>
                <text:list-item>
                  <text:p text:style-name="P11">else if ($action == "storeaccount") {<text:line-break/>$popper-&gt;store_account();<text:line-break/>$popper-&gt;show_form("accounts");<text:line-break/>}</text:p>
                </text:list-item>
                <text:list-item>
                  <text:p text:style-name="P11">else if ($action == "newaccount") {</text:p>
                  <text:p text:style-name="P11">$popper-&gt;show_in_window("newaccount", $strings["l_Account"], $strings["l_FillInAll"]);</text:p>
                  <text:p text:style-name="P11">}</text:p>
                </text:list-item>
                <text:list-item>
                  <text:p text:style-name="P11">else if ($action == "addressbook") {</text:p>
                  <text:p text:style-name="P11">$popper-&gt;show_form("addressbook");</text:p>
                  <text:p text:style-name="P11">}</text:p>
                </text:list-item>
                <text:list-item>
                  <text:p text:style-name="P11">else if ($action == "newaddress") {</text:p>
                  <text:p text:style-name="P11">$popper-&gt;show_in_window("newaddress", $strings["l_Address"]);</text:p>
                  <text:p text:style-name="P11">}</text:p>
                </text:list-item>
                <text:list-item>
                  <text:p text:style-name="P11">else if (isset($action) &amp;&amp; $action == "sendpwd") {</text:p>
                  <text:p text:style-name="P11">$popper-&gt;send_pwd();</text:p>
                  <text:p text:style-name="P11">exit;</text:p>
                  <text:p text:style-name="P11">}</text:p>
                </text:list-item>
                <text:list-item>
                  <text:p text:style-name="P11">else if ($action == "delaccount") {</text:p>
                  <text:p text:style-name="P11">$popper-&gt;del_account();</text:p>
                  <text:p text:style-name="P11">}</text:p>
                </text:list-item>
                <text:list-item>
                  <text:p text:style-name="P11">else if ($action == "storeaddress") {</text:p>
                  <text:p text:style-name="P11">$popper-&gt;store_address();</text:p>
                  <text:p text:style-name="P11">$popper-&gt;show_form("addressbook");</text:p>
                  <text:p text:style-name="P11">}</text:p>
                </text:list-item>
                <text:list-item>
                  <text:p text:style-name="P11">else if ($action == "changepwd") {</text:p>
                  <text:p text:style-name="P11">$popper-&gt;change_pwd();</text:p>
                  <text:p text:style-name="P11">}</text:p>
                </text:list-item>
                <text:list-item>
                  <text:p text:style-name="P11">else if ($action == "deladdress") {</text:p>
                  <text:p text:style-name="P11">$popper-&gt;del_address();</text:p>
                  <text:p text:style-name="P11">}</text:p>
                </text:list-item>
                <text:list-item>
                  <text:p text:style-name="P11">else if (isset($newuser)) {</text:p>
                  <text:p text:style-name="P11"><text:tab/>if ($popper-&gt;create_user()) {</text:p>
                  <text:p text:style-name="P11"><text:tab/><text:tab/>require("config.inc.php");</text:p>
                  <text:p text:style-name="P11"><text:tab/><text:tab/>echo $GLOBALS[user_confirmation];</text:p>
                  <text:p text:style-name="P11"><text:tab/><text:tab/>if ($GLOBALS[user_confirmation]) {</text:p>
                  <text:p text:style-name="P11"><text:tab/><text:tab/><text:tab/>$popper-&gt;messagebox($strings["l_AccCreated1"], $strings["l_AccCreated2"], $strings["l_AccCreated2"], $strings["l_Welcome"]);</text:p>
                  <text:p text:style-name="P11"><text:tab/><text:tab/>}</text:p>
                  <text:p text:style-name="P11"><text:tab/><text:tab/>else {</text:p>
                  <text:p text:style-name="P11"><text:tab/><text:tab/><text:tab/>$popper-&gt;messagebox($strings["l_ConfSucc1"], $strings["l_AccCreated2"], $strings["l_AccCreated2"], $strings["l_Welcome"]);</text:p>
                  <text:p text:style-name="P11"><text:tab/><text:tab/>}</text:p>
                  <text:p text:style-name="P11"><text:tab/>}</text:p>
                  <text:p text:style-name="P11">}</text:p>
                </text:list-item>
                <text:list-item>
                  <text:p text:style-name="P11">else if (isset($confirm_code)) {</text:p>
                  <text:p text:style-name="P11"><text:tab/>// The user calle the confirmation link</text:p>
                  <text:p text:style-name="P11"><text:tab/>if ($popper-&gt;check_confirmation($confirm_code)) {</text:p>
                  <text:p text:style-name="P11"><text:tab/><text:tab/>// The check was successful</text:p>
                  <text:p text:style-name="P11"><text:tab/><text:tab/>$popper-&gt;messagebox($strings["l_ConfSucc1"], $strings["l_ConfSucc2"], $strings["l_ConfSucc2"], $strings["l_Welcome"]);</text:p>
                  <text:p text:style-name="P11"><text:tab/>}</text:p>
                  <text:p text:style-name="P11"><text:tab/>else {</text:p>
                  <text:p text:style-name="P11"><text:tab/><text:tab/>// The checkID could not be confirmed</text:p>
                  <text:p text:style-name="P11"><text:tab/><text:tab/>$popper-&gt;messagebox($strings["l_ConfFail1"], $strings["l_ConfFail2"], $strings["l_ConfFail2"], $strings["l_TryAgain"]);</text:p>
                  <text:p text:style-name="P11"><text:tab/>}</text:p>
                  <text:p text:style-name="P11">}</text:p>
                </text:list-item>
                <text:list-item>
                  <text:p text:style-name="P11">else if (isset($GLOBALS["block_x"])) {</text:p>
                  <text:p text:style-name="P11">// Mark the senders as blocked</text:p>
                  <text:p text:style-name="P11">$popper-&gt;add_sel_addr(true);</text:p>
                  <text:p text:style-name="P11">// Delete the mails</text:p>
                  <text:p text:style-name="P11">$popper-&gt;delete_blocked();</text:p>
                  <text:p text:style-name="P11">}</text:p>
                </text:list-item>
              </text:list>
            </text:list-item>
          </text:list>
        </text:list-item>
        <text:list-item>
          <text:p text:style-name="P11">sendreceive.form.inc.php</text:p>
          <text:list>
            <text:list-item>
              <text:p text:style-name="P11">Folgende Codestellen entfernen:</text:p>
              <text:list>
                <text:list-item>
                  <text:p text:style-name="P11">$query = "SELECT id, name FROM accounts WHERE user_id = '$this-&gt;userid'";</text:p>
                  <text:p text:style-name="P11">$res = $this-&gt;db_tool-&gt;db_query($query);</text:p>
                  <text:p text:style-name="P11">if ($res == 0) {</text:p>
                  <text:p text:style-name="P11"><text:tab/>$this-&gt;report_error($this-&gt;db_tool-&gt;db_error(), "DB Error");</text:p>
                  <text:p text:style-name="P11"><text:tab/>return;</text:p>
                  <text:p text:style-name="P11">}</text:p>
                </text:list-item>
                <text:list-item>
                  <text:p text:style-name="P11">&lt;?php</text:p>
                  <text:p text:style-name="P11">while($row = $this-&gt;db_tool-&gt;fetch_array($res)) {</text:p>
                  <text:list>
                    <text:list-header>
                      <text:p text:style-name="P11">echo("&lt;option value=\"$row[id]\"&gt;".stripslashes($row["personenname"])."&lt;/option&gt;");</text:p>
                    </text:list-header>
                  </text:list>
                  <text:p text:style-name="P11">}</text:p>
                  <text:p text:style-name="P11">?&gt;</text:p>
                </text:list-item>
              </text:list>
            </text:list-item>
          </text:list>
        </text:list-item>
        <text:list-item>
          <text:p text:style-name="P11">class.popper.inc.php</text:p>
          <text:list>
            <text:list-item>
              <text:p text:style-name="P11">Bei folgenden Funktionen den Feldnamen (Querys + Row-Angaben) „folder“ in „dir“ abändern:</text:p>
              <text:list>
                <text:list-item>
                  <text:p text:style-name="P11">show_del_mails</text:p>
                </text:list-item>
                <text:list-item>
                  <text:p text:style-name="P11">get_mails</text:p>
                </text:list-item>
                <text:list-item>
                  <text:p text:style-name="P11">move_to_bin</text:p>
                </text:list-item>
                <text:list-item>
                  <text:p text:style-name="P11">delete_all</text:p>
                </text:list-item>
                <text:list-item>
                  <text:p text:style-name="P11">count_mails</text:p>
                </text:list-item>
                <text:list-item>
                  <text:p text:style-name="P11">show_folders</text:p>
                </text:list-item>
                <text:list-item>
                  <text:p text:style-name="P11">send_outbox</text:p>
                </text:list-item>
                <text:list-item>
                  <text:p text:style-name="P11">list_mails</text:p>
                </text:list-item>
              </text:list>
            </text:list-item>
            <text:list-item>
              <text:p text:style-name="P11"><text:span text:style-name="T1">(Fix-Vorschlag 4)</text:span> Funktion „make_clickable“ erneuern:</text:p>
              <text:list>
                <text:list-item>
                  <text:p text:style-name="P11">$content = preg_replace("#([\t\r\n ])([a-z0-9]+?){1}://([\w\-]+\.([\w\-]+\.)*[\w]+(:[0-9]+)?(/[^ \"\n\r\t&lt;]*)?)#i", '\1&lt;a href="\2://\3" target="_blank" style="width: auto; color: blue; text-decoration: underline;"&gt;\2://\3&lt;/a&gt;', $content);</text:p>
                  <text:p text:style-name="P11">$content = preg_replace("#([\t\r\n ])(www|ftp)\.(([\w\-]+\.)*[\w]+(:[0-9]+)?(/[^ \"\n\r\t&lt;]*)?)#i", '\1&lt;a href="http://\2.\3" target="_blank" style="width: auto; color: blue; text-decoration: underline;"&gt;\2.\3&lt;/a&gt;', $content);</text:p>
                  <text:p text:style-name="P11">$content = preg_replace("#([\n ])([a-z0-9\-_.]+?)@([\w\-]+\.([\w\-\.]+\.)*[\w]+)#i", "\\1&lt;a href=\"$GLOBALS[PHP_SELF]?action=newmail&amp;addr=\\2@\\3\" style=\"width: auto; color: blue; text-decoration: underline;\"&gt;\\2@\\3&lt;/a&gt;", $content);</text:p>
                </text:list-item>
              </text:list>
            </text:list-item>
            <text:list-item>
              <text:p text:style-name="P11"><text:span text:style-name="T2">(Fix-Vorschlag 10)</text:span> Funktion „handle_related_part()“ ändern:</text:p>
              <text:list>
                <text:list-item>
                  <text:p text:style-name="P11">Regulären Ausdruck ändern<text:line-break/><text:line-break/>Suchen:<text:tab/><text:tab/><text:span text:style-name="T5">/cid:(.[^\"&gt;]*)/<text:line-break/>Ersetzen:<text:tab/><text:tab/>/cid:(.[^\"&gt; \r\n]*)/<text:line-break/></text:span></text:p>
                </text:list-item>
              </text:list>
            </text:list-item>
            <text:list-item>
              <text:p text:style-name="P11">Funktion „set_user()“ erneuern:<text:line-break/><text:line-break/>function set_user($name) {<text:line-break/> <text:s/>global $strings;</text:p>
              <text:p text:style-name="P11"><text:s text:c="2"/>$this-&gt;userid = $this-&gt;get_userid();</text:p>
              <text:p text:style-name="P11"><text:s text:c="2"/>$this-&gt;load_config();</text:p>
              <text:p text:style-name="P11"><text:s text:c="2"/>if ($this-&gt;config["auto_check"] == 1) {</text:p>
              <text:p text:style-name="P11"><text:s text:c="2"/>$this-&gt;get_mails();<text:line-break/> <text:s/>}<text:line-break/> <text:s/>$this-&gt;update_lang();<text:line-break/></text:p>
            </text:list-item>
            <text:list-item>
              <text:p text:style-name="P11">Funktion get_userid</text:p>
              <text:list>
                <text:list-item>
                  <text:p text:style-name="P11">Query abändern von<text:line-break/>SELECT id FROM users WHERE STRCMP(name, '$name') = 0<text:line-break/>in<text:line-break/>SELECT id FROM ironbase_popper_konten WHERE STRCMP(name, '$name') = 0</text:p>
                </text:list-item>
              </text:list>
            </text:list-item>
            <text:list-item>
              <text:p text:style-name="P11">Funktion show_form</text:p>
              <text:list>
                <text:list-item>
                  <text:p text:style-name="P11">Erster Abschnitt der Abfrage<text:line-break/>if ($this-&gt;config["mailview"] == FRAME_VIEW &amp;&amp; ($form == "addressbook" || $form == "accounts")) {<text:line-break/>entfernen, sodass „else“-Prozedur offen liegt</text:p>
                </text:list-item>
                <text:list-item>
                  <text:p text:style-name="P11">Das Selbe nochmal am Funktionsende durchführen</text:p>
                </text:list-item>
                <text:list-item>
                  <text:p text:style-name="P11">Folgenden Code:<text:line-break/><text:line-break/>if(file_exists($form.".toolbar.inc.php")) {</text:p>
                  <text:list>
                    <text:list-header>
                      <text:p text:style-name="P11">if ($this-&gt;folder == "cal") {</text:p>
                      <text:list>
                        <text:list-header>
                          <text:p text:style-name="P11">include("cal.toolbar.inc.php");</text:p>
                        </text:list-header>
                      </text:list>
                      <text:p text:style-name="P11">}</text:p>
                      <text:p text:style-name="P11">else {</text:p>
                      <text:list>
                        <text:list-header>
                          <text:p text:style-name="P11">include($form.".toolbar.inc.php");</text:p>
                        </text:list-header>
                      </text:list>
                      <text:p text:style-name="P11">}</text:p>
                    </text:list-header>
                  </text:list>
                  <text:p text:style-name="P11">}<text:line-break/><text:line-break/>Ersetzen durch:<text:line-break/><text:line-break/>include($form.".toolbar.inc.php");<text:line-break/></text:p>
                </text:list-item>
              </text:list>
            </text:list-item>
            <text:list-item>
              <text:p text:style-name="P11">Funktion store_mail</text:p>
              <text:list>
                <text:list-item>
                  <text:p text:style-name="P11">Erste Query abändern:<text:line-break/>SELECT personenname, replyaddr FROM ironbase_popper_konten WHERE id='$this-&gt;userid'</text:p>
                </text:list-item>
                <text:list-item>
                  <text:p text:style-name="P11">$row["fromname"] -&gt; $row[„personenname“]</text:p>
                </text:list-item>
                <text:list-item>
                  <text:p text:style-name="P11">$row["replyto"] -&gt; $row[„replyaddr“]</text:p>
                </text:list-item>
                <text:list-item>
                  <text:p text:style-name="P11">$replyaccount aus global entfernen</text:p>
                </text:list-item>
                <text:list-item>
                  <text:p text:style-name="P11">$mailer = new mailer($this-&gt;userid, $replyaccount);<text:line-break/>ersetzen durch<text:line-break/>$mailer = new mailer($this-&gt;userid);</text:p>
                </text:list-item>
              </text:list>
            </text:list-item>
            <text:list-item>
              <text:p text:style-name="P11">Funktion get_mails</text:p>
              <text:list>
                <text:list-item>
                  <text:p text:style-name="P11">$account als Parameter entfernen</text:p>
                </text:list-item>
                <text:list-item>
                  <text:p text:style-name="P11">Folgenden Code suchen:<text:line-break/>$mailer = new mailer($this-&gt;userid, $row[id]);<text:line-break/><text:line-break/>Ersetzen durch:<text:line-break/><text:line-break/>$mailer = new mailer($this-&gt;userid);<text:line-break/></text:p>
                </text:list-item>
                <text:list-item>
                  <text:p text:style-name="P11">Folgenden Code suchen:<text:line-break/><text:line-break/>if (empty($account)) {</text:p>
                  <text:p text:style-name="P11"><text:tab/>// Get all accounts of the user</text:p>
                  <text:p text:style-name="P11"><text:tab/>$query = "SELECT * FROM accounts WHERE user_id = '$this-&gt;userid'";</text:p>
                  <text:p text:style-name="P11">}</text:p>
                  <text:p text:style-name="P11">else {</text:p>
                  <text:p text:style-name="P11"><text:tab/>// Just get the account with the given name</text:p>
                  <text:p text:style-name="P11"><text:tab/>$query = "SELECT * FROM accounts WHERE user_id = '$this-&gt;userid' AND id = '$account'";</text:p>
                  <text:p text:style-name="P11">}<text:line-break/></text:p>
                  <text:p text:style-name="P11">Ersetzen durch:<text:line-break/><text:line-break/>$query = "SELECT * FROM ironbase_popper_konten WHERE id = '$this-&gt;userid'";<text:line-break/></text:p>
                </text:list-item>
                <text:list-item>
                  <text:p text:style-name="P11">Folgenden Code suchen:<text:line-break/><text:line-break/>while($row = $this-&gt;db_tool-&gt;fetch_array($res)) {<text:line-break/><text:line-break/>Ersetzen durch:<text:line-break/><text:line-break/>$row = $this-&gt;db_tool-&gt;fetch_array($res);<text:line-break/>if (true) {<text:line-break/></text:p>
                </text:list-item>
                <text:list-item>
                  <text:p text:style-name="P11">$row[name] -&gt; $row[personenname]</text:p>
                </text:list-item>
                <text:list-item>
                  <text:p text:style-name="P11">$row["popserver"] -&gt; $row[„server“]</text:p>
                </text:list-item>
                <text:list-item>
                  <text:p text:style-name="P11">$row["poplogin"] -&gt; $row[„username“]</text:p>
                </text:list-item>
                <text:list-item>
                  <text:p text:style-name="P11">$row["poppwd"] -&gt; $row[„passwort“]</text:p>
                </text:list-item>
              </text:list>
            </text:list-item>
            <text:list-item>
              <text:p text:style-name="P11">Funktion send_and_receive</text:p>
              <text:list>
                <text:list-item>
                  <text:p text:style-name="P11">Folgender Code entfernen:<text:line-break/><text:line-break/>else {</text:p>
                  <text:p text:style-name="P11"><text:tab/>// Only get the mails from a specified account</text:p>
                  <text:p text:style-name="P11"><text:tab/>$this-&gt;get_mails($what);</text:p>
                  <text:p text:style-name="P11">}<text:line-break/></text:p>
                </text:list-item>
              </text:list>
            </text:list-item>
            <text:list-item>
              <text:p text:style-name="P11">Funktion show_folders</text:p>
              <text:list>
                <text:list-item>
                  <text:p text:style-name="P11">Zwei Codeabschnitte von<text:line-break/>if ($this-&gt;config["mailview"] == FRAME_VIEW &amp;&amp; $key != "cal" &amp;&amp; $this-&gt;folder != "cal") {<text:line-break/>in<text:line-break/>if ($this-&gt;config["mailview"] == FRAME_VIEW) {<text:line-break/>umwandeln.</text:p>
                </text:list-item>
              </text:list>
            </text:list-item>
            <text:list-item>
              <text:p text:style-name="P11">Funktion trash_mail</text:p>
              <text:list>
                <text:list-item>
                  <text:p text:style-name="P11">Erste Teil-Query abändern von<text:line-break/>SELECT accounts.*, mails.uidl AS uidl FROM accounts LEFT JOIN mails ON mails.acc_id = accounts.id WHERE mails.id IN (<text:line-break/>in<text:line-break/>SELECT ironbase_popper_konten.*, ironbase_popper_messages.uidl AS uidl FROM ironbase_popper_konten LEFT JOIN ironbase_popper_messages ON ironbase_popper_messages.konto = ironbase_popper_konten.id WHERE ironbase_popper_messages.id IN (</text:p>
                </text:list-item>
                <text:list-item>
                  <text:p text:style-name="P11">Zweite Teil-Query abändern von<text:line-break/>) AND mails.user_id = '$this-&gt;userid' ORDER BY accounts.id<text:line-break/>in<text:line-break/>) AND ironbase_popper_messages.konto = '$this-&gt;userid' ORDER BY ironbase_popper_konten.id</text:p>
                </text:list-item>
                <text:list-item>
                  <text:p text:style-name="P11">$row[popserver] -&gt; $row[server]</text:p>
                </text:list-item>
                <text:list-item>
                  <text:p text:style-name="P11">$row["poplogin"] -&gt; $row["username"]</text:p>
                </text:list-item>
                <text:list-item>
                  <text:p text:style-name="P11">$row["poppwd"] -&gt; $row["passwort"]</text:p>
                </text:list-item>
                <text:list-item>
                  <text:p text:style-name="P11">$row["folder"] -&gt; $row["dir"]</text:p>
                </text:list-item>
              </text:list>
            </text:list-item>
            <text:list-item>
              <text:p text:style-name="P11">Folgende Codestellen entfernen:</text:p>
              <text:list>
                <text:list-item>
                  <text:p text:style-name="P11">var $cur_account_id = 0;</text:p>
                </text:list-item>
                <text:list-item>
                  <text:p text:style-name="P11">$this-&gt;folders["cal"]["name"] = $strings["l_Calendar"];</text:p>
                </text:list-item>
                <text:list-item>
                  <text:p text:style-name="P11">"cal" =&gt; array(</text:p>
                  <text:p text:style-name="P11"><text:tab/>"name" =&gt; "Calendar",</text:p>
                  <text:p text:style-name="P11"><text:tab/>"pic" =&gt; "cal.gif",</text:p>
                  <text:p text:style-name="P11"><text:tab/>"cur_page" =&gt; 0</text:p>
                  <text:p text:style-name="P11">)</text:p>
                </text:list-item>
                <text:list-item>
                  <text:p text:style-name="P11">echo("&lt;input class=\"smallbutton\" type=\"image\" name=\"add_addr\" value=\"add_addr\" src=\"graphics/add_addr.gif\" alt=\"$strings[l_AddAddr]\" title=\"$strings[l_AddAddr]\"&gt;");</text:p>
                </text:list-item>
                <text:list-item>
                  <text:p text:style-name="P11">echo("&lt;input class=\"smallbutton\" type=\"image\" name=\"block\" value=\"block\" src=\"graphics/stop.gif\" alt=\"$strings[l_Block]\" title=\"$strings[l_Block]\"&gt;");</text:p>
                </text:list-item>
              </text:list>
            </text:list-item>
            <text:list-item>
              <text:p text:style-name="P11">Funktionen entfernen</text:p>
              <text:list>
                <text:list-item>
                  <text:p text:style-name="P11">has_account</text:p>
                </text:list-item>
                <text:list-item>
                  <text:p text:style-name="P11">show_account</text:p>
                </text:list-item>
                <text:list-item>
                  <text:p text:style-name="P11">show_accounts</text:p>
                </text:list-item>
                <text:list-item>
                  <text:p text:style-name="P11">store_account</text:p>
                </text:list-item>
                <text:list-item>
                  <text:p text:style-name="P11">get_account_name</text:p>
                </text:list-item>
                <text:list-item>
                  <text:p text:style-name="P11">del_account</text:p>
                </text:list-item>
                <text:list-item>
                  <text:p text:style-name="P11">delete_user</text:p>
                </text:list-item>
                <text:list-item>
                  <text:p text:style-name="P11">account_selected</text:p>
                </text:list-item>
                <text:list-item>
                  <text:p text:style-name="P11">send_pwd</text:p>
                </text:list-item>
                <text:list-item>
                  <text:p text:style-name="P11">create_user</text:p>
                </text:list-item>
                <text:list-item>
                  <text:p text:style-name="P11">check_confirmation</text:p>
                </text:list-item>
                <text:list-item>
                  <text:p text:style-name="P11">is_activated</text:p>
                </text:list-item>
                <text:list-item>
                  <text:p text:style-name="P11">change_pwd</text:p>
                </text:list-item>
                <text:list-item>
                  <text:p text:style-name="P11">pwd_check</text:p>
                </text:list-item>
                <text:list-item>
                  <text:p text:style-name="P11">send_confirmation_mail</text:p>
                </text:list-item>
                <text:list-item>
                  <text:p text:style-name="P11">show_addresses</text:p>
                </text:list-item>
                <text:list-item>
                  <text:p text:style-name="P11">show_address</text:p>
                </text:list-item>
                <text:list-item>
                  <text:p text:style-name="P11">add_address</text:p>
                </text:list-item>
                <text:list-item>
                  <text:p text:style-name="P11">del_address</text:p>
                </text:list-item>
                <text:list-item>
                  <text:p text:style-name="P11">store_address</text:p>
                </text:list-item>
                <text:list-item>
                  <text:p text:style-name="P11">delete_blocked</text:p>
                </text:list-item>
                <text:list-item>
                  <text:p text:style-name="P11">get_address_name</text:p>
                </text:list-item>
                <text:list-item>
                  <text:p text:style-name="P11">address_selected</text:p>
                </text:list-item>
              </text:list>
            </text:list-item>
          </text:list>
        </text:list-item>
        <text:list-item>
          <text:p text:style-name="P14">class.mailer.inc.php</text:p>
          <text:list>
            <text:list-item>
              <text:p text:style-name="P14">Funktion „load()“ abändern</text:p>
              <text:list>
                <text:list-item>
                  <text:p text:style-name="P14">Feldnamen (Querys + Row-Angaben) „folder“ in „dir“ abändern</text:p>
                </text:list-item>
                <text:list-item>
                  <text:p text:style-name="P14">Folgende Codestelle entfernen:<text:line-break/><text:line-break/>$this-&gt;acc_id = $row["acc_id"];<text:line-break/></text:p>
                </text:list-item>
              </text:list>
            </text:list-item>
            <text:list-item>
              <text:p text:style-name="P14">Funktion make_timestamp</text:p>
              <text:list>
                <text:list-item>
                  <text:p text:style-name="P11"><text:span text:style-name="T9">(Fix-Vorschlag 5)</text:span><text:span text:style-name="T10"> Vor „$date = explode(" ", $date);“ wird folgendes Eingefügt:</text:span></text:p>
                  <text:list>
                    <text:list-item>
                      <text:p text:style-name="P11">while (strpos($date, ' <text:s/>'))<text:line-break/> <text:s/><text:span text:style-name="T10">$date = str_replace(' <text:s/>', ' ', $date);<text:line-break/></text:span></text:p>
                    </text:list-item>
                  </text:list>
                </text:list-item>
                <text:list-item>
                  <text:p text:style-name="P14"><text:span text:style-name="T1">(Fix-Vorschlag 3)</text:span><text:span text:style-name="T4"> </text:span>Den Code „return "NOW()";“ ersetzen durch:</text:p>
                  <text:list>
                    <text:list-item>
                      <text:p text:style-name="P14">return date("YmdHis");</text:p>
                    </text:list-item>
                  </text:list>
                </text:list-item>
              </text:list>
            </text:list-item>
            <text:list-item>
              <text:p text:style-name="P14">Erste Zeilen abändern:<text:line-break/><text:line-break/><text:tab/>var $db_tool;</text:p>
              <text:p text:style-name="P14"><text:tab/>var $user_id;</text:p>
              <text:p text:style-name="P14"><text:tab/>var $folder;</text:p>
              <text:p text:style-name="P14"/>
              <text:p text:style-name="P14"><text:tab/>function mailer($user_id) {</text:p>
              <text:p text:style-name="P14"><text:tab/><text:tab/>$this-&gt;headers = new headers;</text:p>
              <text:p text:style-name="P14"><text:tab/><text:tab/>$this-&gt;db_tool = new db_tool("popper.inc.php");</text:p>
              <text:p text:style-name="P14"><text:tab/><text:tab/>$this-&gt;user_id = $user_id;</text:p>
              <text:p text:style-name="P14"><text:tab/>}<text:line-break/></text:p>
            </text:list-item>
            <text:list-item>
              <text:p text:style-name="P14">Funktion store()</text:p>
              <text:list>
                <text:list-item>
                  <text:p text:style-name="P14">Query abändern:<text:line-break/><text:line-break/>global $ironbase_userid;<text:line-break/>$query = "INSERT INTO ironbase_popper_messages (user, tos, froms, from_name, subject, date, dir, konto, mail, uidl, is_mime, was_read, priority) VALUES ('$ironbase_userid', '$tos', '$froms', '$from_name', '$subject', $date, '$folder', '$this-&gt;user_id', '$msg', '$uidl', '$is_mime', '$was_read', '$priority')";<text:line-break/></text:p>
                </text:list-item>
              </text:list>
            </text:list-item>
          </text:list>
        </text:list-item>
        <text:list-item>
          <text:p text:style-name="P14">newmail.form.inc.php</text:p>
        </text:list-item>
      </text:list>
      <text:list text:style-name="L7">
        <text:list-item>
          <text:p text:style-name="P15">!$readonly-Abfrage wird abgeändert<text:line-break/><text:line-break/>if (!$readonly) {<text:line-break/>$query = "SELECT replyaddr FROM ironbase_popper_konten WHERE id='$this-&gt;userid'";<text:line-break/>$acc_res = $this-&gt;db_tool-&gt;db_query($query);<text:line-break/>$acc_row = $this-&gt;db_tool-&gt;fetch_array($acc_res);<text:line-break/>}<text:line-break/></text:p>
        </text:list-item>
        <text:list-item>
          <text:p text:style-name="P15">Prioritätsbox: Am Ende wird folgender Code:<text:line-break/><text:line-break/>echo("&lt;/td&gt;&lt;/tr&gt;");<text:line-break/><text:line-break/>Durch folgenden ersetzt:<text:line-break/><text:line-break/>echo '&lt;/td&gt;&lt;td&gt;&amp;nbsp;&lt;/td&gt;&lt;td rowspan="7" align="right" valign="top"&gt;&lt;select size="9" name="kontakte"&gt;';<text:line-break/>$res = mysql_query("SELECT email, name FROM ironbase_kontakte WHERE email != '' ORDER BY id;");</text:p>
          <text:p text:style-name="P15">while ($row = mysql_fetch_array($res))</text:p>
          <text:p text:style-name="P15"><text:s text:c="2"/>echo '&lt;option value="'.$row['email'].'"&gt;'.$row['name'].'&lt;/option&gt;';<text:line-break/>echo '&lt;/input&gt;&lt;/td&gt;&lt;/tr&gt;';<text:line-break/></text:p>
        </text:list-item>
        <text:list-item>
          <text:p text:style-name="P15">Tabellen-Spalte „Von“ anhängen:<text:line-break/>&lt;td&gt;&amp;nbsp;&lt;/td&gt;<text:line-break/></text:p>
        </text:list-item>
        <text:list-item>
          <text:p text:style-name="P15">Tabellen-Spalte „An“ anhängen:<text:line-break/>&lt;td&gt;&lt;input type="button" value="&amp;lt;&amp;lt;" onclick="document.forms[0].tos.value = document.forms[0].kontakte.value"&gt;&lt;/td&gt;<text:line-break/></text:p>
        </text:list-item>
        <text:list-item>
          <text:p text:style-name="P15">Tabellen-Spalte „Cc“ anhängen:<text:line-break/>&lt;td&gt;&lt;input type="button" value="&amp;lt;&amp;lt;" onclick="document.forms[0].ccs.value = document.forms[0].kontakte.value"&gt;&lt;/td&gt;<text:line-break/></text:p>
        </text:list-item>
        <text:list-item>
          <text:p text:style-name="P15">Tabellen-Spalte „Bcc“ anhängen:<text:line-break/>&lt;td&gt;&lt;input type="button" value="&amp;lt;&amp;lt;" onclick="document.forms[0].bccs.value = document.forms[0].kontakte.value"&gt;&lt;/td&gt;<text:line-break/></text:p>
        </text:list-item>
        <text:list-item>
          <text:p text:style-name="P15">Tabellen-Spalte „Betreff“ anhängen:<text:line-break/>&lt;td&gt;&amp;nbsp;&lt;/td&gt;<text:line-break/></text:p>
        </text:list-item>
        <text:list-item>
          <text:p text:style-name="P15">Bei den 3 Spalten „An“, „Cc“ und „Bcc“ jeweils folgenden Code entfernen (+ Leerzeile am Ende):<text:line-break/>&lt;input style=\"vertical-align: middle;\" name=\"bcc\" type=\"image\" src=\"graphics/small_address.gif\" alt=\"BCC:\" value=\"bcc\"&gt; <text:line-break/></text:p>
        </text:list-item>
        <text:list-item>
          <text:p text:style-name="P15">Select-Box „&lt;select name="replyaccount" style="width: 100%"&gt;“ ersetzen durch:<text:line-break/>&lt;?php echo $acc_row['replyaddr']; ?&gt;</text:p>
        </text:list-item>
      </text:list>
      <text:p text:style-name="P16"/>
      <text:p text:style-name="P16">Änderungen vom 9.12.06 sind mit MAIA gekennzeichnet.</text:p>
      <text:p text:style-name="P1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Tahoma1" svg:font-family="Tahoma"/>
    <style:font-face style:name="Courier New" svg:font-family="'Courier New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font-size-asian="12pt" style:language-asian="de" style:country-asian="DE" style:font-size-complex="12pt" style:language-complex="de" style:country-complex="D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font-name-asian="Lucida Sans Unicode" style:font-size-asian="12pt" style:language-asian="de" style:country-asian="DE" style:font-name-complex="Tahoma" style:font-size-complex="12pt" style:language-complex="de" style:country-complex="D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initial-creator>Daniel Marschall</meta:initial-creator>
    <meta:creation-date>2006-03-11T21:04:44</meta:creation-date>
    <dc:date>2006-12-09T13:33:25</dc:date>
    <dc:language>de-DE</dc:language>
    <meta:editing-cycles>173</meta:editing-cycles>
    <meta:editing-duration>PT6H58M15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361" meta:word-count="2128" meta:character-count="16302"/>
  </office:meta>
</office:document-meta>
</file>